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EF00000100F868BCE13C90CBC9.png" manifest:media-type="image/png"/>
  <manifest:file-entry manifest:full-path="Pictures/10000200000000AB000000ABFE608500EEDBEC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c1af"/>
    </style:style>
    <style:style style:name="P2" style:family="paragraph" style:parent-style-name="Standard">
      <style:paragraph-properties fo:text-align="start" style:justify-single-word="false"/>
      <style:text-properties officeooo:rsid="00195f7a" officeooo:paragraph-rsid="001ac1af"/>
    </style:style>
    <style:style style:name="P3" style:family="paragraph" style:parent-style-name="Standard">
      <style:paragraph-properties fo:text-align="start" style:justify-single-word="false"/>
      <style:text-properties officeooo:paragraph-rsid="001ac1af"/>
    </style:style>
    <style:style style:name="P4" style:family="paragraph" style:parent-style-name="Standard">
      <style:paragraph-properties fo:text-align="start" style:justify-single-word="false"/>
      <style:text-properties officeooo:rsid="001d98a6" officeooo:paragraph-rsid="001ac1af"/>
    </style:style>
    <style:style style:name="P5" style:family="paragraph" style:parent-style-name="Standard">
      <style:paragraph-properties fo:text-align="start" style:justify-single-word="false"/>
      <style:text-properties officeooo:rsid="001f864d" officeooo:paragraph-rsid="001ac1af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ac1af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d98a6" officeooo:paragraph-rsid="001ac1af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f864d" officeooo:paragraph-rsid="001ac1af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0f854" officeooo:paragraph-rsid="001ac1af"/>
    </style:style>
    <style:style style:name="T1" style:family="text">
      <style:text-properties style:text-position="super 58%"/>
    </style:style>
    <style:style style:name="T2" style:family="text">
      <style:text-properties officeooo:rsid="00195f7a"/>
    </style:style>
    <style:style style:name="T3" style:family="text">
      <style:text-properties officeooo:rsid="001cd854"/>
    </style:style>
    <style:style style:name="T4" style:family="text">
      <style:text-properties officeooo:rsid="001d98a6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d98a6" style:font-style-asian="italic" style:font-style-complex="italic"/>
    </style:style>
    <style:style style:name="T7" style:family="text">
      <style:text-properties fo:font-style="italic" officeooo:rsid="001ee9f3" style:font-style-asian="italic" style:font-style-complex="italic"/>
    </style:style>
    <style:style style:name="T8" style:family="text">
      <style:text-properties officeooo:rsid="001ee9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1.02" style:data-style-name="N0">1.02</text:variable-set>: <text:span text:style-name="T2">Goal Setting</text:span></text:p>
      <text:p text:style-name="P2"/>
      <text:p text:style-name="P2">In this activity, students are asked to develop a SMART Goal. <text:s/>SMART stands for Specific, Measurable, Attainable, Relevant and Timely. <text:s/><text:span text:style-name="T3">This goal will be revisited at the end of each grading period to evaluate progress and to revise the original goal. <text:s/>SMART Goals are rarely a single sentence.</text:span></text:p>
      <text:p text:style-name="P2"/>
      <text:list xml:id="list4401467070907210524" text:style-name="L1">
        <text:list-item>
          <text:p text:style-name="P6"><text:span text:style-name="T4">Begin by writing a statement of what, </text:span><text:span text:style-name="T6">specifically</text:span><text:span text:style-name="T4">, you want to accomplish in this course:</text:span></text:p>
        </text:list-item>
      </text:list>
      <text:p text:style-name="P3"/>
      <text:p text:style-name="P3"/>
      <text:list xml:id="list81306648863335" text:continue-numbering="true" text:style-name="L1">
        <text:list-item>
          <text:p text:style-name="P7">Now, revise the above statement to make it <text:span text:style-name="T7">m</text:span><text:span text:style-name="T5">easurable</text:span> – How will you know you have achieved the goal, and what will allow you to monitor your progress toward that goal?</text:p>
        </text:list-item>
      </text:list>
      <text:p text:style-name="P4"/>
      <text:p text:style-name="P4"/>
      <text:p text:style-name="P4"/>
      <text:list xml:id="list81306622345069" text:continue-numbering="true" text:style-name="L1">
        <text:list-item>
          <text:p text:style-name="P7">Is your statement above realistically <text:span text:style-name="T5">attainable</text:span>? <text:s/>If not, go back and revise the statement to make it realistically attainable. <text:s/>If it is attainable, <text:span text:style-name="T8">revise the statement above to include the </text:span>steps will you need to take to achieve this goal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81304789582539" text:continue-numbering="true" text:style-name="L1">
        <text:list-item>
          <text:p text:style-name="P8">Revise your statement to include the steps that you will need to take that are specific to Physics; what makes what you will do in this class different from what you will do in any other class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81306413099432" text:continue-numbering="true" text:style-name="L1">
        <text:list-item>
          <text:p text:style-name="P9">Revise your statement to include time-oriented information. <text:s/>How often will you need to perform the steps you wrote in #3 and #4? <text:s/>When will you know whether you have achieved the goal?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FE608500EEDBEC6F.png" xlink:type="simple" xlink:show="embed" xlink:actuate="onLoad"/></draw:frame><draw:frame draw:style-name="Mfr1" draw:name="graphics1" text:anchor-type="paragraph" svg:x="0.0063in" svg:y="-0.4126in" svg:width="0.75in" svg:height="0.8in" draw:z-index="1"><draw:image xlink:href="Pictures/10000201000000EF00000100F868BCE13C90CBC9.png" xlink:type="simple" xlink:show="embed" xlink:actuate="onLoad"/></draw:frame> <text:s text:c="20"/>Name:<text:tab/><text:tab/><text:date style:data-style-name="N37" text:date-value="2018-04-13T08:13:04.597117477" text:date-adjust="PT24H00M00S">04/14/18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1</text:page-count><text:tab/>Assignment <text:variable-get text:name="Assignment" style:data-style-name="N0">1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0:03:01.745914535</meta:creation-date>
    <meta:editing-duration>PT1M29S</meta:editing-duration>
    <meta:editing-cycles>2</meta:editing-cycles>
    <meta:generator>LibreOffice/5.2.7.2$Linux_X86_64 LibreOffice_project/20$Build-2</meta:generator>
    <dc:date>2017-06-16T10:04:30.066734217</dc:date>
    <meta:document-statistic meta:table-count="0" meta:image-count="2" meta:object-count="0" meta:page-count="1" meta:paragraph-count="9" meta:word-count="219" meta:character-count="1295" meta:non-whitespace-character-count="1047"/>
  </office:meta>
</office:document-meta>
</file>